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f065"/>
    </style:style>
    <style:style style:name="P2" style:family="paragraph" style:parent-style-name="Standard">
      <style:text-properties officeooo:rsid="0006985b" officeooo:paragraph-rsid="0006985b"/>
    </style:style>
    <style:style style:name="P3" style:family="paragraph" style:parent-style-name="Standard">
      <style:text-properties officeooo:paragraph-rsid="00089114"/>
    </style:style>
    <style:style style:name="P4" style:family="paragraph" style:parent-style-name="Standard">
      <style:text-properties officeooo:paragraph-rsid="0009e9eb"/>
    </style:style>
    <style:style style:name="P5" style:family="paragraph" style:parent-style-name="Standard">
      <style:text-properties fo:color="#c9211e" loext:opacity="100%" officeooo:rsid="0005f065"/>
    </style:style>
    <style:style style:name="P6" style:family="paragraph" style:parent-style-name="Standard">
      <style:text-properties officeooo:rsid="0009e9eb" officeooo:paragraph-rsid="0009e9eb"/>
    </style:style>
    <style:style style:name="P7" style:family="paragraph" style:parent-style-name="Standard">
      <style:text-properties officeooo:paragraph-rsid="000bdc42"/>
    </style:style>
    <style:style style:name="P8" style:family="paragraph" style:parent-style-name="Standard">
      <style:text-properties officeooo:rsid="000ca9eb" officeooo:paragraph-rsid="000ca9eb"/>
    </style:style>
    <style:style style:name="P9" style:family="paragraph" style:parent-style-name="Standard">
      <style:text-properties officeooo:paragraph-rsid="00089114"/>
    </style:style>
    <style:style style:name="T1" style:family="text">
      <style:text-properties officeooo:rsid="0005f065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05f065"/>
    </style:style>
    <style:style style:name="T4" style:family="text">
      <style:text-properties fo:color="#c9211e" loext:opacity="100%" officeooo:rsid="000bdc42"/>
    </style:style>
    <style:style style:name="T5" style:family="text">
      <style:text-properties fo:font-weight="normal" officeooo:rsid="0005f065" style:font-weight-asian="normal" style:font-weight-complex="normal"/>
    </style:style>
    <style:style style:name="T6" style:family="text">
      <style:text-properties fo:font-weight="normal" officeooo:rsid="000bdc42" style:font-weight-asian="normal" style:font-weight-complex="normal"/>
    </style:style>
    <style:style style:name="T7" style:family="text">
      <style:text-properties officeooo:rsid="0006985b"/>
    </style:style>
    <style:style style:name="T8" style:family="text">
      <style:text-properties officeooo:rsid="0007e460"/>
    </style:style>
    <style:style style:name="T9" style:family="text">
      <style:text-properties officeooo:rsid="00089114"/>
    </style:style>
    <style:style style:name="T10" style:family="text">
      <style:text-properties officeooo:rsid="0009e9eb"/>
    </style:style>
    <style:style style:name="T11" style:family="text">
      <style:text-properties officeooo:rsid="000bdc42"/>
    </style:style>
    <style:style style:name="T12" style:family="text">
      <style:text-properties officeooo:rsid="000ca9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# </text:span>Logistic Regression For Binary Classification</text:p>
      <text:p text:style-name="Standard"/>
      <text:p text:style-name="Standard"><text:span text:style-name="T1">## </text:span>Introduction</text:p>
      <text:p text:style-name="Standard"/>
      <text:p text:style-name="Standard">For individuals who have studied cell biology or biochemistry, logistic regression may be <text:span text:style-name="T7">more </text:span>familiar as <text:span text:style-name="T2">dose-response curves, enzyme kinetic curves, sigmoidal curves, median lethal dose curve (LD-50) or even an exponential growth curve given limited resources, </text:span><text:span text:style-name="T3">think Malthus.</text:span></text:p>
      <text:p text:style-name="P5"/>
      <text:p text:style-name="P2"><text:span text:style-name="T4">Insert: </text:span><text:span text:style-name="T3">P</text:span><text:span text:style-name="T2">icture of maximum capacity of people on earth.</text:span></text:p>
      <text:p text:style-name="Standard"/>
      <text:p text:style-name="P7"><text:span text:style-name="T6">W</text:span><text:span text:style-name="T5">hen </text:span><text:span text:style-name="T6">Data Scientists</text:span><text:span text:style-name="T5"> discuss</text:span> Logistic Regression is used as a binary classifier. <text:span text:style-name="T1">In plain English, </text:span><text:span text:style-name="T11">a</text:span><text:span text:style-name="T1"> classifier </text:span><text:span text:style-name="T11">is</text:span><text:span text:style-name="T1"> used to</text:span><text:span text:style-name="T8"> </text:span><text:span text:style-name="T11">define or predict</text:span><text:span text:style-name="T1"> yes or no answers </text:span><text:span text:style-name="T11">and even, ‘Success:Failure.’</text:span></text:p>
      <text:p text:style-name="P7"/>
      <text:p text:style-name="P7"><text:span text:style-name="T8">It can help answer </text:span><text:span text:style-name="T11">many </text:span><text:span text:style-name="T8">question</text:span><text:span text:style-name="T11">s</text:span><text:span text:style-name="T8"> like, ‘</text:span><text:span text:style-name="T1">Are customers going to leave my business?’ </text:span><text:span text:style-name="T9">It can even help </text:span><text:span text:style-name="T6">Data Scientists</text:span><text:span text:style-name="T9"> determine</text:span><text:span text:style-name="T1"> which factors are important for keeping your customers </text:span><text:span text:style-name="T11">and even the probabilities of occurrences happening.</text:span></text:p>
      <text:p text:style-name="P1"/>
      <text:p text:style-name="P7"><text:span text:style-name="T11">Despite its S-shaped curve, l</text:span>ogistic regression <text:span text:style-name="T11">is a form of</text:span> linear regression. <text:span text:style-name="T12">Think, y</text:span><text:span text:style-name="T9"> = mx+b</text:span>. </text:p>
      <text:p text:style-name="P7"/>
      <text:p text:style-name="P8">Instead of having only one X value at a time, we can fit numerous features, running all together.</text:p>
      <text:p text:style-name="P3"/>
      <text:p text:style-name="P3">In the figure below, the function’s <text:span text:style-name="T12">input or </text:span>domain, <text:span text:style-name="T12">can be any real numbers, </text:span>X ∈ {−∞ to ∞}, whereby its range is {0, 1}. In the figure, the</text:p>
      <text:p text:style-name="P3">decision boundary is x = 0, denoted by the red dotted line. At the inflection point the curves range changes</text:p>
      <text:p text:style-name="P3">from zero, absence, to one, the presence of quality or item.</text:p>
      <text:p text:style-name="P3"/>
      <text:p text:style-name="P4">The <text:span text:style-name="T10">input of our regression can be any number of features. And these features or variables can utilize the data structures </text:span></text:p>
      <text:p text:style-name="P6">integers, </text:p>
      <text:p text:style-name="P6">floats or </text:p>
      <text:p text:style-name="P6">binary, arrays and dataframes of numbers. The output in Logit is a range of probabilities a float variable from 0 to 1. Remember probabilities are never less than zero or greater than 1.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13:21:43.101054398</meta:creation-date>
    <dc:date>2022-12-11T12:32:15.235902302</dc:date>
    <meta:editing-duration>PT10M1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273" meta:character-count="1647" meta:non-whitespace-character-count="1385"/>
  </office:meta>
</office:document-meta>
</file>